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cm" fo:min-width="7.7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4cm" fo:min-width="6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5cm" fo:min-width="6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cm" svg:height="3.75cm" svg:x="17cm" svg:y="1cm">
          <text:p text:style-name="P1">0.<text:tab/><text:tab/><text:tab/><text:tab/><text:tab/><text:tab/></text:p>
          <text:p text:style-name="P1">Scan store products</text:p>
          <text:p text:style-name="P1">To get information</text:p>
          <text:p text:style-name="P1">On their environmental</text:p>
          <text:p text:style-name="P1">impa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cm" svg:y1="4.75cm" svg:x2="21cm" svg:y2="8.5cm">
          <text:p/>
        </draw:line>
        <draw:line draw:style-name="gr2" draw:text-style-name="P2" draw:layer="layout" svg:x1="8.75cm" svg:y1="8.5cm" svg:x2="33cm" svg:y2="8.5cm">
          <text:p/>
        </draw:line>
        <draw:custom-shape draw:style-name="gr3" draw:text-style-name="P1" draw:layer="layout" svg:width="7.25cm" svg:height="4.25cm" svg:x="8.75cm" svg:y="9cm">
          <text:p text:style-name="P1">1.<text:tab/><text:tab/><text:tab/><text:tab/><text:tab/></text:p>
          <text:p text:style-name="P1"/>
          <text:p text:style-name="P1">Open App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25cm" svg:height="4.25cm" svg:x="25.75cm" svg:y="9cm">
          <text:p text:style-name="P1"/>
          <text:p text:style-name="P1">3.<text:tab/><text:tab/><text:tab/><text:tab/><text:tab/></text:p>
          <text:p text:style-name="P1"/>
          <text:p text:style-name="P1">Compare With </text:p>
          <text:p text:style-name="P1">Previously Scanned </text:p>
          <text:p text:style-name="P1">Product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25cm" svg:height="4.25cm" svg:x="17.25cm" svg:y="9cm">
          <text:p text:style-name="P1"><text:tab/>2.<text:tab/><text:tab/><text:tab/><text:tab/><text:tab/><text:tab/></text:p>
          <text:p text:style-name="P1"/>
          <text:p text:style-name="P1">Scan Product Code</text:p>
          <text:p text:style-name="P1">With Camer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25cm" svg:height="4.75cm" svg:x="30cm" svg:y="18.5cm">
          <text:p text:style-name="P1">3.3<text:tab/><text:tab/><text:tab/><text:tab/><text:tab/></text:p>
          <text:p text:style-name="P1">Open Up a General</text:p>
          <text:p text:style-name="P1">Window That Compares</text:p>
          <text:p text:style-name="P1">The Product Against</text:p>
          <text:p text:style-name="P1">Others in the Marke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25cm" svg:height="4.75cm" svg:x="21.556cm" svg:y="18.5cm">
          <text:p text:style-name="P1">3.2<text:tab/><text:tab/><text:tab/><text:tab/><text:tab/></text:p>
          <text:p text:style-name="P1">Use Drop Down Menus</text:p>
          <text:p text:style-name="P1">To See The Different</text:p>
          <text:p text:style-name="P1">Categories of </text:p>
          <text:p text:style-name="P1">Environmental Impact a </text:p>
          <text:p text:style-name="P1">Product Ha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9.5cm" svg:y1="13.25cm" svg:x2="29.5cm" svg:y2="15.5cm">
          <text:p/>
        </draw:line>
        <draw:line draw:style-name="gr2" draw:text-style-name="P2" draw:layer="layout" svg:x1="13.25cm" svg:y1="18cm" svg:x2="37.25cm" svg:y2="18cm">
          <text:p/>
        </draw:line>
        <draw:line draw:style-name="gr2" draw:text-style-name="P2" draw:layer="layout" svg:x1="8.75cm" svg:y1="13.5cm" svg:x2="16cm" svg:y2="13.5cm">
          <text:p/>
        </draw:line>
        <draw:line draw:style-name="gr2" draw:text-style-name="P2" draw:layer="layout" svg:x1="21.5cm" svg:y1="23.5cm" svg:x2="28.75cm" svg:y2="23.5cm">
          <text:p/>
        </draw:line>
        <draw:line draw:style-name="gr2" draw:text-style-name="P2" draw:layer="layout" svg:x1="30cm" svg:y1="23.5cm" svg:x2="37.25cm" svg:y2="23.5cm">
          <text:p/>
        </draw:line>
        <draw:frame draw:style-name="gr5" draw:text-style-name="P3" draw:layer="layout" svg:width="11.75cm" svg:height="3.806cm" svg:x="21.75cm" svg:y="5cm">
          <draw:text-box>
            <text:p>Plan 0.</text:p>
            <text:p><text:tab/>Do 1.</text:p>
            <text:p><text:tab/>Do 2. if product not scanned before</text:p>
            <text:p><text:tab/>Do 3. </text:p>
          </draw:text-box>
        </draw:frame>
        <draw:line draw:style-name="gr2" draw:text-style-name="P2" draw:layer="layout" svg:x1="17.25cm" svg:y1="13.5cm" svg:x2="24.5cm" svg:y2="13.5cm">
          <text:p/>
        </draw:line>
        <draw:frame draw:style-name="gr6" draw:text-style-name="P3" draw:layer="layout" svg:width="22.75cm" svg:height="7.25cm" svg:x="1cm" svg:y="23cm">
          <draw:text-box>
            <text:p>Errors that could occur:</text:p>
            <text:p><text:tab/>User fails to scan the product code e.g. has shaky hands</text:p>
            <text:p>Frequent tasks:</text:p>
            <text:p><text:tab/>Scanning product codes</text:p>
            <text:p>Complex tasks:</text:p>
            <text:p><text:tab/>Using drop down menus to compare different aspects of environmental <text:tab/>impact</text:p>
            <text:p/>
          </draw:text-box>
        </draw:frame>
        <draw:custom-shape draw:style-name="gr4" draw:text-style-name="P1" draw:layer="layout" svg:width="7.25cm" svg:height="4.75cm" svg:x="13.25cm" svg:y="18.5cm">
          <text:p text:style-name="P1">3.1<text:tab/><text:tab/><text:tab/><text:tab/><text:tab/></text:p>
          <text:p text:style-name="P1"/>
          <text:p text:style-name="P1">Select Previously</text:p>
          <text:p text:style-name="P1">Scanned Products To</text:p>
          <text:p text:style-name="P1">Compare To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5cm" svg:y1="23.5cm" svg:x2="20.5cm" svg:y2="23.5cm">
          <text:p/>
        </draw:line>
        <draw:line draw:style-name="gr2" draw:text-style-name="P2" draw:layer="layout" svg:x1="29.5cm" svg:y1="15.5cm" svg:x2="25.25cm" svg:y2="15.5cm">
          <text:p/>
        </draw:line>
        <draw:line draw:style-name="gr2" draw:text-style-name="P2" draw:layer="layout" svg:x1="25.25cm" svg:y1="18cm" svg:x2="25.25cm" svg:y2="15.5cm">
          <text:p/>
        </draw:line>
        <draw:frame draw:style-name="gr7" draw:text-style-name="P3" draw:layer="layout" svg:width="10.25cm" svg:height="3.806cm" svg:x="15cm" svg:y="14.194cm">
          <draw:text-box>
            <text:p>Plan 3.</text:p>
            <text:p><text:tab/>Do 3.1</text:p>
            <text:p><text:tab/>Do 3.2</text:p>
            <text:p><text:tab/>Do 3.3 to see more than what <text:tab/>you have specifically selecte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5T22:44:22.789719370</meta:creation-date>
    <dc:date>2021-10-26T16:35:43.419730589</dc:date>
    <meta:editing-duration>PT1H18S</meta:editing-duration>
    <meta:editing-cycles>43</meta:editing-cycles>
    <meta:generator>LibreOffice/7.1.6.2.0$Linux_X86_64 LibreOffice_project/10$Build-2</meta:generator>
    <meta:document-statistic meta:object-count="21"/>
  </office:meta>
</office:document-meta>
</file>